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ster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changes</text:p>
          </table:table-cell>
          <table:table-cell office:value-type="string" table:style-name="ce1">
            <text:p>made b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kh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vergil 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kh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1">
            <text:p>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9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0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vergilheng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er</dc:creator>
    <meta:creation-date>2017-03-26T20:23:21Z</meta:creation-date>
    <dc:date>2017-03-27T02:33:26Z</dc:date>
    <meta:editing-cycles>7</meta:editing-cycles>
    <meta:editing-duration>PT192S</meta:editing-duration>
  </office:meta>
</office:document-meta>
</file>